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6.2865cm"/>
    </style:style>
    <style:style style:name="co2" style:family="table-column">
      <style:table-column-properties fo:break-before="auto" style:column-width="7.21783333333333cm"/>
    </style:style>
    <style:style style:name="co3" style:family="table-column">
      <style:table-column-properties fo:break-before="auto" style:column-width="4.42383333333333cm"/>
    </style:style>
    <style:style style:name="co4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52.8pt" style:use-optimal-row-height="true" fo:break-before="auto"/>
    </style:style>
    <style:style style:name="ro3" style:family="table-row">
      <style:table-row-properties style:row-height="39.6pt" style:use-optimal-row-height="true" fo:break-before="auto"/>
    </style:style>
    <style:style style:name="ro4" style:family="table-row">
      <style:table-row-properties style:row-height="6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16380" table:default-cell-style-name="ce1"/>
        <table:table-row table:style-name="ro1">
          <table:table-cell office:value-type="string" table:style-name="ce2">
            <text:p>Field 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Format</text:p>
          </table:table-cell>
          <table:table-cell office:value-type="string" table:style-name="ce3">
            <text:p>Is the field mandatory?<text:s/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irst name</text:p>
          </table:table-cell>
          <table:table-cell office:value-type="string" table:style-name="ce4">
            <text:p>The member's first name</text:p>
          </table:table-cell>
          <table:table-cell office:value-type="string" table:style-name="ce4">
            <text:p>The member’s first name must be 35 characters or fewer. The member’s first name must only include letters, spaces, or the symbols &amp; - ` ' / . ^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ast name</text:p>
          </table:table-cell>
          <table:table-cell office:value-type="string" table:style-name="ce4">
            <text:p>The member's last name</text:p>
          </table:table-cell>
          <table:table-cell office:value-type="string" table:style-name="ce4">
            <text:p>The member’s last name must be 35 characters or fewer. The member’s first name must only include letters, spaces or the symbols &amp; - ` ' / . ^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National Insurance number</text:p>
          </table:table-cell>
          <table:table-cell office:value-type="string" table:style-name="ce4">
            <text:p>The member's National Insurance number</text:p>
          </table:table-cell>
          <table:table-cell office:value-type="string" table:style-name="ce4">
            <text:p>The National Insurance number must be 2 letters, 6 numbers, then A, B, C or D. For example, QQ123456C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4">
          <table:table-cell office:value-type="string" table:style-name="ce4">
            <text:p>Crystallisation date</text:p>
          </table:table-cell>
          <table:table-cell office:value-type="string" table:style-name="ce4">
            <text:p>The date of benefit crystallisation event giving rise to the charge</text:p>
          </table:table-cell>
          <table:table-cell office:value-type="string" table:style-name="ce4">
            <text:p>The date of the benefit crystallisation event must include a day, month and year, in the format DD/MM/YYYY. The date should be in the quarter you are uploading the charge for.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ax due 25%</text:p>
          </table:table-cell>
          <table:table-cell office:value-type="string" table:style-name="ce4">
            <text:p>The amount of tax due at 25% (£)</text:p>
          </table:table-cell>
          <table:table-cell office:value-type="string" table:style-name="ce6">
            <text:p>The amount of tax due at 25% must be an amount of money including pence. For example,123.45 or 156.00. If there is no tax due at 25% then enter 0.00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ax due 55%</text:p>
          </table:table-cell>
          <table:table-cell office:value-type="string" table:style-name="ce4">
            <text:p>The amount of tax due at 55% (£)</text:p>
          </table:table-cell>
          <table:table-cell office:value-type="string" table:style-name="ce6">
            <text:p>The amount of tax due at 55% must be an amount of money including pence. For example, 123.45 or 156.00. If there is no tax due at 55% then enter 0.00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1">
          <table:table-cell table:number-columns-repeated="3" table:style-name="ce7"/>
          <table:table-cell table:style-name="ce8"/>
          <table:table-cell table:number-columns-repeated="16380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title/>
    <dc:description/>
    <dc:subject/>
    <meta:initial-creator/>
    <dc:creator>Perry, Jack</dc:creator>
    <meta:creation-date>2021-09-14T09:26:04Z</meta:creation-date>
    <dc:date>2022-02-16T13:49:04Z</dc:date>
    <meta:template xlink:href="" xlink:type="simple"/>
    <meta:editing-cycles>5</meta:editing-cycles>
    <meta:editing-duration>PT4080S</meta:editing-duration>
  </office:meta>
</office:document-meta>
</file>